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xmlns:manifest="urn:oasis:names:tc:opendocument:xmlns:manifest:1.0" office:version="1.3">
  <office:automatic-styles>
    <style:style style:name="coDate" style:family="table-column">
      <style:table-column-properties style:column-width="4.4cm"/>
    </style:style>
    <style:style style:name="coPerson" style:family="table-column">
      <style:table-column-properties style:column-width="5.6cm"/>
    </style:style>
    <style:style style:name="coShared" style:family="table-column">
      <style:table-column-properties style:column-width="7.2cm"/>
    </style:style>
    <style:style style:name="ro" style:family="table-row">
      <style:table-row-properties style:row-height="0.8cm" style:use-optimal-row-height="true"/>
    </style:style>
    <style:style style:name="ceDefault" style:family="table-cell">
      <style:table-cell-properties fo:padding="0.08cm" fo:border="0.03pt solid #bcbcbc"/>
    </style:style>
    <style:style style:name="ceHeader" style:family="table-cell">
      <style:table-cell-properties fo:background-color="#d9ead3" fo:padding="0.08cm" fo:border="0.03pt solid #7f7f7f"/>
      <style:text-properties fo:font-weight="bold"/>
    </style:style>
    <style:style style:name="ceTitle" style:family="table-cell">
      <style:table-cell-properties fo:background-color="#cfe2f3" fo:padding="0.12cm" fo:border="0.03pt solid #7f7f7f"/>
      <style:text-properties fo:font-weight="bold" fo:font-size="14pt"/>
    </style:style>
    <style:style style:name="ceDate" style:family="table-cell">
      <style:table-cell-properties fo:background-color="#f3f3f3" fo:padding="0.08cm" fo:border="0.03pt solid #bcbcbc"/>
      <style:text-properties fo:font-weight="bold"/>
    </style:style>
    <style:style style:name="ceDateWeekend" style:family="table-cell">
      <style:table-cell-properties fo:background-color="#ead1dc" fo:padding="0.08cm" fo:border="0.03pt solid #bcbcbc"/>
      <style:text-properties fo:font-weight="bold"/>
    </style:style>
    <style:style style:name="ceLaura" style:family="table-cell">
      <style:table-cell-properties fo:background-color="#fff2cc" fo:padding="0.08cm" fo:border="0.03pt solid #bcbcbc"/>
    </style:style>
    <style:style style:name="ceDino" style:family="table-cell">
      <style:table-cell-properties fo:background-color="#d9ead3" fo:padding="0.08cm" fo:border="0.03pt solid #bcbcbc"/>
    </style:style>
    <style:style style:name="ceShared" style:family="table-cell">
      <style:table-cell-properties fo:background-color="#d0e0e3" fo:padding="0.08cm" fo:border="0.03pt solid #bcbcbc"/>
    </style:style>
    <style:style style:name="ceWeekend" style:family="table-cell">
      <style:table-cell-properties fo:background-color="#fce5cd" fo:padding="0.08cm" fo:border="0.03pt solid #bcbcbc"/>
    </style:style>
  </office:automatic-styles>
  <office:body>
    <office:spreadsheet>
      <table:table table:name="Übersicht">
        <table:table-column table:style-name="coDate"/>
        <table:table-column table:style-name="coPerson"/>
        <table:table-column table:style-name="coPerson"/>
        <table:table-column table:style-name="coShared"/>
        <table:table-row>
          <table:table-cell office:value-type="string" table:style-name="ceTitle">
            <text:p>Putzplan für Laura und Dino</text:p>
          </table:table-cell>
          <table:table-cell office:value-type="string" table:style-name="ceTitle">
            <text:p/>
          </table:table-cell>
          <table:table-cell office:value-type="string" table:style-name="ceTitle">
            <text:p/>
          </table:table-cell>
          <table:table-cell office:value-type="string" table:style-name="ceTitle">
            <text:p/>
          </table:table-cell>
        </table:table-row>
        <table:table-row>
          <table:table-cell office:value-type="string" table:style-name="ceHeader">
            <text:p>Zeitraum</text:p>
          </table:table-cell>
          <table:table-cell office:value-type="string" table:style-name="ceDefault">
            <text:p>12 Wochen ab Montag 16. März 2026</text:p>
          </table:table-cell>
          <table:table-cell office:value-type="string" table:style-name="ceDefault">
            <text:p/>
          </table:table-cell>
          <table:table-cell office:value-type="string" table:style-name="ceDefault">
            <text:p/>
          </table:table-cell>
        </table:table-row>
        <table:table-row>
          <table:table-cell office:value-type="string" table:style-name="ceHeader">
            <text:p>So ist der Plan aufgebaut</text:p>
          </table:table-cell>
          <table:table-cell office:value-type="string" table:style-name="ceDefault">
            <text:p>Jeder Tag hat eine eigene Zeile.</text:p>
          </table:table-cell>
          <table:table-cell office:value-type="string" table:style-name="ceDefault">
            <text:p>Laura und Dino haben getrennte Spalten.</text:p>
          </table:table-cell>
          <table:table-cell office:value-type="string" table:style-name="ceDefault">
            <text:p>Hinweise stehen rechts.</text:p>
          </table:table-cell>
        </table:table-row>
        <table:table-row>
          <table:table-cell office:value-type="string" table:style-name="ceHeader">
            <text:p>Feste Verteilung</text:p>
          </table:table-cell>
          <table:table-cell office:value-type="string" table:style-name="ceLaura">
            <text:p>Montag: staubsaugen</text:p>
          </table:table-cell>
          <table:table-cell office:value-type="string" table:style-name="ceDino">
            <text:p>Dienstag: Küche</text:p>
          </table:table-cell>
          <table:table-cell office:value-type="string" table:style-name="ceShared">
            <text:p>Mittwoch: WC, Freitag: Bad</text:p>
          </table:table-cell>
        </table:table-row>
        <table:table-row>
          <table:table-cell office:value-type="string" table:style-name="ceHeader">
            <text:p>Weitere Aufgaben</text:p>
          </table:table-cell>
          <table:table-cell office:value-type="string" table:style-name="ceLaura">
            <text:p>Müll ist exakt gleich verteilt</text:p>
          </table:table-cell>
          <table:table-cell office:value-type="string" table:style-name="ceDino">
            <text:p>Müll ist exakt gleich verteilt</text:p>
          </table:table-cell>
          <table:table-cell office:value-type="string" table:style-name="ceShared">
            <text:p>Bettzeug wechselt exakt, Monatsjob ist 2 zu 1</text:p>
          </table:table-cell>
        </table:table-row>
        <table:table-row>
          <table:table-cell office:value-type="string" table:style-name="ceHeader">
            <text:p>TÃ¤glich</text:p>
          </table:table-cell>
          <table:table-cell office:value-type="string" table:style-name="ceLaura">
            <text:p>aufräumen im Wechsel</text:p>
          </table:table-cell>
          <table:table-cell office:value-type="string" table:style-name="ceDino">
            <text:p>aufräumen im Wechsel</text:p>
          </table:table-cell>
          <table:table-cell office:value-type="string" table:style-name="ceShared">
            <text:p>Alle regelmäöigen Aufgaben sind gleich verteilt auöer dem Monatsjob</text:p>
          </table:table-cell>
        </table:table-row>
        <table:table-row>
          <table:table-cell office:value-type="string" table:style-name="ceHeader">
            <text:p>Hinweis</text:p>
          </table:table-cell>
          <table:table-cell office:value-type="string" table:style-name="ceDefault">
            <text:p>Leere Felder bedeuten: heute keine Extra-Aufgabe.</text:p>
          </table:table-cell>
          <table:table-cell office:value-type="string" table:style-name="ceDefault">
            <text:p/>
          </table:table-cell>
          <table:table-cell office:value-type="string" table:style-name="ceDefault">
            <text:p/>
          </table:table-cell>
        </table:table-row>
      </table:table>
      <table:table table:name="Tagesplan">
        <table:table-column table:style-name="coDate"/>
        <table:table-column table:style-name="coPerson"/>
        <table:table-column table:style-name="coPerson"/>
        <table:table-column table:style-name="coShared"/>
        <table:table-row>
          <table:table-cell office:value-type="string" table:style-name="ceHeader">
            <text:p>Datum</text:p>
          </table:table-cell>
          <table:table-cell office:value-type="string" table:style-name="ceHeader">
            <text:p>Laura</text:p>
          </table:table-cell>
          <table:table-cell office:value-type="string" table:style-name="ceHeader">
            <text:p>Dino</text:p>
          </table:table-cell>
          <table:table-cell office:value-type="string" table:style-name="ceHeader">
            <text:p>Hinweise</text:p>
          </table:table-cell>
        </table:table-row>
        <table:table-row>
          <table:table-cell office:value-type="string" table:style-name="ceDate">
            <text:p>Montag 16. März</text:p>
          </table:table-cell>
          <table:table-cell office:value-type="string" table:style-name="ceLaura">
            <text:p>aufräumen</text:p>
            <text:p>staubsaugen</text:p>
            <text:p>Bettzeug wechsel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17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18. März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19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0. März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1. März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  <text:p>staubsaugen + Boden nass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22. März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23. März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4. März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5. März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6. März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7. März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8. März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29. März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30. März</text:p>
          </table:table-cell>
          <table:table-cell office:value-type="string" table:style-name="ceLaura">
            <text:p>aufräumen</text:p>
            <text:p>staubsaugen</text:p>
          </table:table-cell>
          <table:table-cell office:value-type="string" table:style-name="ceDino">
            <text:p>Müll rausbringen</text:p>
            <text:p>Bettzeug wechsel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31. März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1. April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3. April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4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5. April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6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7. April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8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9. April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10. April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11. April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12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13. April</text:p>
          </table:table-cell>
          <table:table-cell office:value-type="string" table:style-name="ceLaura">
            <text:p>aufräumen</text:p>
            <text:p>staubsaugen</text:p>
            <text:p>Bettzeug wechsel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14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15. April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16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17. April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18. April</text:p>
          </table:table-cell>
          <table:table-cell office:value-type="string" table:style-name="ceWeekend">
            <text:p>staubsaugen + Boden nass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19. April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20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1. April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2. April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3. April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4. April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5. April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26. April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27. April</text:p>
          </table:table-cell>
          <table:table-cell office:value-type="string" table:style-name="ceLaura">
            <text:p>aufräumen</text:p>
            <text:p>staubsaugen</text:p>
          </table:table-cell>
          <table:table-cell office:value-type="string" table:style-name="ceDino">
            <text:p>Müll rausbringen</text:p>
            <text:p>Bettzeug wechsel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8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9. April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30. April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1. Mai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3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4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5. Mai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6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7. Mai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8. Ma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9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10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11. Mai</text:p>
          </table:table-cell>
          <table:table-cell office:value-type="string" table:style-name="ceLaura">
            <text:p>aufräumen</text:p>
            <text:p>staubsaugen</text:p>
            <text:p>Bettzeug wechsel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12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13. Mai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14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15. Mai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16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  <text:p>staubsaugen + Boden nass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17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18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19. Mai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0. Ma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1. Mai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2. Ma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23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24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25. Mai</text:p>
          </table:table-cell>
          <table:table-cell office:value-type="string" table:style-name="ceLaura">
            <text:p>aufräumen</text:p>
            <text:p>staubsaugen</text:p>
          </table:table-cell>
          <table:table-cell office:value-type="string" table:style-name="ceDino">
            <text:p>Müll rausbringen</text:p>
            <text:p>Bettzeug wechsel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6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  <text:p>Küche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27. Mai</text:p>
          </table:table-cell>
          <table:table-cell office:value-type="string" table:style-name="ceLaura">
            <text:p>aufräumen</text:p>
            <text:p>WC putzen</text:p>
          </table:table-cell>
          <table:table-cell office:value-type="string" table:style-name="ceDino"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28. Mai</text:p>
          </table:table-cell>
          <table:table-cell office:value-type="string" table:style-name="ceLaura">
            <text:p/>
          </table:table-cell>
          <table:table-cell office:value-type="string" table:style-name="ceDino">
            <text:p>aufräum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29. Mai</text:p>
          </table:table-cell>
          <table:table-cell office:value-type="string" table:style-name="ceLaura">
            <text:p>aufräumen</text:p>
            <text:p>Müll rausbringen</text:p>
          </table:table-cell>
          <table:table-cell office:value-type="string" table:style-name="ceDino">
            <text:p>Bad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30. Ma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31. Ma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">
            <text:p>Montag 1. Jun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staubsau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ienstag 2. Juni</text:p>
          </table:table-cell>
          <table:table-cell office:value-type="string" table:style-name="ceLaura">
            <text:p>aufräumen</text:p>
            <text:p>Küche putz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Mittwoch 3. Juni</text:p>
          </table:table-cell>
          <table:table-cell office:value-type="string" table:style-name="ceLaura">
            <text:p>Müll rausbringen</text:p>
          </table:table-cell>
          <table:table-cell office:value-type="string" table:style-name="ceDino">
            <text:p>aufräumen</text:p>
            <text:p>WC putz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Donnerstag 4. Juni</text:p>
          </table:table-cell>
          <table:table-cell office:value-type="string" table:style-name="ceLaura">
            <text:p>aufräumen</text:p>
          </table:table-cell>
          <table:table-cell office:value-type="string" table:style-name="ceDino">
            <text:p/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">
            <text:p>Freitag 5. Juni</text:p>
          </table:table-cell>
          <table:table-cell office:value-type="string" table:style-name="ceLaura">
            <text:p>Bad putzen</text:p>
          </table:table-cell>
          <table:table-cell office:value-type="string" table:style-name="ceDino">
            <text:p>aufräumen</text:p>
            <text:p>Müll rausbringen</text:p>
          </table:table-cell>
          <table:table-cell office:value-type="string" table:style-name="ceShared">
            <text:p/>
          </table:table-cell>
        </table:table-row>
        <table:table-row>
          <table:table-cell office:value-type="string" table:style-name="ceDateWeekend">
            <text:p>Samstag 6. Juni</text:p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/>
          </table:table-cell>
        </table:table-row>
        <table:table-row>
          <table:table-cell office:value-type="string" table:style-name="ceDateWeekend">
            <text:p>Sonntag 7. Juni</text:p>
          </table:table-cell>
          <table:table-cell office:value-type="string" table:style-name="ceWeekend">
            <text:p/>
          </table:table-cell>
          <table:table-cell office:value-type="string" table:style-name="ceWeekend">
            <text:p>aufräumen</text:p>
          </table:table-cell>
          <table:table-cell office:value-type="string" table:style-name="ceWeekend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meta="urn:oasis:names:tc:opendocument:xmlns:meta:1.0" office:version="1.3">
  <office:meta>
    <meta:generator>Codex</meta:generator>
  </office:meta>
</office:document-meta>
</file>